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28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9.578cm"/>
    </style:style>
    <style:style style:name="co7" style:family="table-column">
      <style:table-column-properties fo:break-before="auto" style:column-width="6.941cm"/>
    </style:style>
    <style:style style:name="co8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c 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ата соку із переддефекатора</text:p>
          </table:table-cell>
          <table:table-cell office:value-type="string">
            <text:p>%ID0.1</text:p>
          </table:table-cell>
          <table:table-cell table:number-columns-repeated="4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 table:number-columns-repeated="4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 table:number-columns-repeated="4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 table:number-columns-repeated="4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 table:number-columns-repeated="4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з дифузії</text:p>
          </table:table-cell>
          <table:table-cell office:value-type="string">
            <text:p>%ID0.6</text:p>
          </table:table-cell>
          <table:table-cell table:number-columns-repeated="4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 table:number-columns-repeated="4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 table:number-columns-repeated="4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 table:number-columns-repeated="4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 table:number-columns-repeated="4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хол. Деф</text:p>
          </table:table-cell>
          <table:table-cell office:value-type="string">
            <text:p>%ID0.11</text:p>
          </table:table-cell>
          <table:table-cell table:number-columns-repeated="4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Перед ВС</text:p>
          </table:table-cell>
          <table:table-cell office:value-type="string">
            <text:p>%ID0.12</text:p>
          </table:table-cell>
          <table:table-cell table:number-columns-repeated="4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 table:number-columns-repeated="4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 table:number-columns-repeated="4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в колекторі ВМ</text:p>
          </table:table-cell>
          <table:table-cell office:value-type="string">
            <text:p>%ID0.15</text:p>
          </table:table-cell>
          <table:table-cell table:number-columns-repeated="4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переддефекованого соку</text:p>
          </table:table-cell>
          <table:table-cell office:value-type="string">
            <text:p>%ID0.16</text:p>
          </table:table-cell>
          <table:table-cell table:number-columns-repeated="4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вапняного молока на холодну дефекацію</text:p>
          </table:table-cell>
          <table:table-cell office:value-type="string">
            <text:p>%QD3.1</text:p>
          </table:table-cell>
          <table:table-cell table:number-columns-repeated="4"/>
          <table:table-cell table:formula="of:=CONCATENATE([.A19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 table:number-columns-repeated="4"/>
          <table:table-cell table:formula="of:=CONCATENATE([.A20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 table:number-columns-repeated="4"/>
          <table:table-cell table:formula="of:=CONCATENATE([.A21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иск в колекторі вапняного молока</text:p>
          </table:table-cell>
          <table:table-cell office:value-type="string">
            <text:p>%QD3.4</text:p>
          </table:table-cell>
          <table:table-cell table:number-columns-repeated="4"/>
          <table:table-cell table:formula="of:=CONCATENATE([.A22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повернення в преддефекатор</text:p>
          </table:table-cell>
          <table:table-cell office:value-type="string">
            <text:p>%QD4.1</text:p>
          </table:table-cell>
          <table:table-cell table:number-columns-repeated="4"/>
          <table:table-cell table:formula="of:=CONCATENATE([.A23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 table:number-columns-repeated="4"/>
          <table:table-cell table:formula="of:=CONCATENATE([.A24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 table:number-columns-repeated="4"/>
          <table:table-cell table:formula="of:=CONCATENATE([.A25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з холодного дефекатора(част. Пер.)</text:p>
          </table:table-cell>
          <table:table-cell office:value-type="string">
            <text:p>%QD4.4</text:p>
          </table:table-cell>
          <table:table-cell table:number-columns-repeated="4"/>
          <table:table-cell table:formula="of:=CONCATENATE([.A26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на дефекатор 2-ї сатурації(клапан)</text:p>
          </table:table-cell>
          <table:table-cell office:value-type="string">
            <text:p>%QD5.1</text:p>
          </table:table-cell>
          <table:table-cell table:number-columns-repeated="4"/>
          <table:table-cell table:formula="of:=CONCATENATE([.A27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на дефекатор 2-ї сатурації(част. Пер.)</text:p>
          </table:table-cell>
          <table:table-cell office:value-type="string">
            <text:p>%QD5.2</text:p>
          </table:table-cell>
          <table:table-cell table:number-columns-repeated="4"/>
          <table:table-cell table:formula="of:=CONCATENATE([.A28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</text:p>
          </table:table-cell>
          <table:table-cell table:number-columns-repeated="4"/>
          <table:table-cell table:formula="of:=CONCATENATE([.A29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2</text:p>
          </table:table-cell>
          <table:table-cell table:number-columns-repeated="4"/>
          <table:table-cell table:formula="of:=CONCATENATE([.A30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3</text:p>
          </table:table-cell>
          <table:table-cell table:number-columns-repeated="4"/>
          <table:table-cell table:formula="of:=CONCATENATE([.A31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4</text:p>
          </table:table-cell>
          <table:table-cell table:number-columns-repeated="4"/>
          <table:table-cell table:formula="of:=CONCATENATE([.A32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5</text:p>
          </table:table-cell>
          <table:table-cell table:number-columns-repeated="4"/>
          <table:table-cell table:formula="of:=CONCATENATE([.A33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6</text:p>
          </table:table-cell>
          <table:table-cell table:number-columns-repeated="4"/>
          <table:table-cell table:formula="of:=CONCATENATE([.A34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7</text:p>
          </table:table-cell>
          <table:table-cell table:number-columns-repeated="4"/>
          <table:table-cell table:formula="of:=CONCATENATE([.A35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8</text:p>
          </table:table-cell>
          <table:table-cell table:number-columns-repeated="4"/>
          <table:table-cell table:formula="of:=CONCATENATE([.A36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9</text:p>
          </table:table-cell>
          <table:table-cell table:number-columns-repeated="4"/>
          <table:table-cell table:formula="of:=CONCATENATE([.A37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0</text:p>
          </table:table-cell>
          <table:table-cell table:number-columns-repeated="4"/>
          <table:table-cell table:formula="of:=CONCATENATE([.A38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1</text:p>
          </table:table-cell>
          <table:table-cell table:number-columns-repeated="4"/>
          <table:table-cell table:formula="of:=CONCATENATE([.A39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2</text:p>
          </table:table-cell>
          <table:table-cell table:number-columns-repeated="4"/>
          <table:table-cell table:formula="of:=CONCATENATE([.A40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3</text:p>
          </table:table-cell>
          <table:table-cell table:number-columns-repeated="4"/>
          <table:table-cell table:formula="of:=CONCATENATE([.A41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4</text:p>
          </table:table-cell>
          <table:table-cell table:number-columns-repeated="4"/>
          <table:table-cell table:formula="of:=CONCATENATE([.A42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5</text:p>
          </table:table-cell>
          <table:table-cell table:number-columns-repeated="4"/>
          <table:table-cell table:formula="of:=CONCATENATE([.A43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6</text:p>
          </table:table-cell>
          <table:table-cell table:number-columns-repeated="4"/>
          <table:table-cell table:formula="of:=CONCATENATE([.A44];&quot; smallint default '0',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</text:p>
          </table:table-cell>
          <table:table-cell table:number-columns-repeated="4"/>
          <table:table-cell table:formula="of:=CONCATENATE([.A45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2</text:p>
          </table:table-cell>
          <table:table-cell table:number-columns-repeated="4"/>
          <table:table-cell table:formula="of:=CONCATENATE([.A46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3</text:p>
          </table:table-cell>
          <table:table-cell table:number-columns-repeated="4"/>
          <table:table-cell table:formula="of:=CONCATENATE([.A47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4</text:p>
          </table:table-cell>
          <table:table-cell table:number-columns-repeated="4"/>
          <table:table-cell table:formula="of:=CONCATENATE([.A48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5</text:p>
          </table:table-cell>
          <table:table-cell table:number-columns-repeated="4"/>
          <table:table-cell table:formula="of:=CONCATENATE([.A49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6</text:p>
          </table:table-cell>
          <table:table-cell table:number-columns-repeated="4"/>
          <table:table-cell table:formula="of:=CONCATENATE([.A50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7</text:p>
          </table:table-cell>
          <table:table-cell table:number-columns-repeated="4"/>
          <table:table-cell table:formula="of:=CONCATENATE([.A51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8</text:p>
          </table:table-cell>
          <table:table-cell table:number-columns-repeated="4"/>
          <table:table-cell table:formula="of:=CONCATENATE([.A52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3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2];&quot;:=eep_b_r(&quot;;[.I62];&quot;);&quot;)" office:value-type="string" office:string-value="AM_01:=eep_b_r(1);">
            <text:p>AM_01:=eep_b_r(1);</text:p>
          </table:table-cell>
          <table:table-cell table:formula="of:=CONCATENATE(&quot;Res:=eep_b_w(&quot;;[.I62];&quot;,&quot;;[.A62];&quot;);&quot;)" office:value-type="string" office:string-value="Res:=eep_b_w(1,AM_01);">
            <text:p>Res:=eep_b_w(1,AM_01);</text:p>
          </table:table-cell>
          <table:table-cell table:formula="of:=CONCATENATE([.A62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3];&quot;:=eep_b_r(&quot;;[.I63];&quot;);&quot;)" office:value-type="string" office:string-value="AM_02:=eep_b_r(2);">
            <text:p>AM_02:=eep_b_r(2);</text:p>
          </table:table-cell>
          <table:table-cell table:formula="of:=CONCATENATE(&quot;Res:=eep_b_w(&quot;;[.I63];&quot;,&quot;;[.A63];&quot;);&quot;)" office:value-type="string" office:string-value="Res:=eep_b_w(2,AM_02);">
            <text:p>Res:=eep_b_w(2,AM_02);</text:p>
          </table:table-cell>
          <table:table-cell table:formula="of:=CONCATENATE([.A63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4];&quot;:=eep_b_r(&quot;;[.I64];&quot;);&quot;)" office:value-type="string" office:string-value="AM_03:=eep_b_r(3);">
            <text:p>AM_03:=eep_b_r(3);</text:p>
          </table:table-cell>
          <table:table-cell table:formula="of:=CONCATENATE(&quot;Res:=eep_b_w(&quot;;[.I64];&quot;,&quot;;[.A64];&quot;);&quot;)" office:value-type="string" office:string-value="Res:=eep_b_w(3,AM_03);">
            <text:p>Res:=eep_b_w(3,AM_03);</text:p>
          </table:table-cell>
          <table:table-cell table:formula="of:=CONCATENATE([.A64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5];&quot;:=eep_b_r(&quot;;[.I65];&quot;);&quot;)" office:value-type="string" office:string-value="AM_04:=eep_b_r(4);">
            <text:p>AM_04:=eep_b_r(4);</text:p>
          </table:table-cell>
          <table:table-cell table:formula="of:=CONCATENATE(&quot;Res:=eep_b_w(&quot;;[.I65];&quot;,&quot;;[.A65];&quot;);&quot;)" office:value-type="string" office:string-value="Res:=eep_b_w(4,AM_04);">
            <text:p>Res:=eep_b_w(4,AM_04);</text:p>
          </table:table-cell>
          <table:table-cell table:formula="of:=CONCATENATE([.A65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6];&quot;:=eep_b_r(&quot;;[.I66];&quot;);&quot;)" office:value-type="string" office:string-value="AM_05:=eep_b_r(5);">
            <text:p>AM_05:=eep_b_r(5);</text:p>
          </table:table-cell>
          <table:table-cell table:formula="of:=CONCATENATE(&quot;Res:=eep_b_w(&quot;;[.I66];&quot;,&quot;;[.A66];&quot;);&quot;)" office:value-type="string" office:string-value="Res:=eep_b_w(5,AM_05);">
            <text:p>Res:=eep_b_w(5,AM_05);</text:p>
          </table:table-cell>
          <table:table-cell table:formula="of:=CONCATENATE([.A66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7];&quot;:=eep_b_r(&quot;;[.I67];&quot;);&quot;)" office:value-type="string" office:string-value="AM_06:=eep_b_r(6);">
            <text:p>AM_06:=eep_b_r(6);</text:p>
          </table:table-cell>
          <table:table-cell table:formula="of:=CONCATENATE(&quot;Res:=eep_b_w(&quot;;[.I67];&quot;,&quot;;[.A67];&quot;);&quot;)" office:value-type="string" office:string-value="Res:=eep_b_w(6,AM_06);">
            <text:p>Res:=eep_b_w(6,AM_06);</text:p>
          </table:table-cell>
          <table:table-cell table:formula="of:=CONCATENATE([.A67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68];&quot;:=eep_b_r(&quot;;[.I68];&quot;);&quot;)" office:value-type="string" office:string-value="AM_07:=eep_b_r(7);">
            <text:p>AM_07:=eep_b_r(7);</text:p>
          </table:table-cell>
          <table:table-cell table:formula="of:=CONCATENATE(&quot;Res:=eep_b_w(&quot;;[.I68];&quot;,&quot;;[.A68];&quot;);&quot;)" office:value-type="string" office:string-value="Res:=eep_b_w(7,AM_07);">
            <text:p>Res:=eep_b_w(7,AM_07);</text:p>
          </table:table-cell>
          <table:table-cell table:formula="of:=CONCATENATE([.A68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[.A69];&quot;:=eep_b_r(&quot;;[.I69];&quot;);&quot;)" office:value-type="string" office:string-value="AM_08:=eep_b_r(8);">
            <text:p>AM_08:=eep_b_r(8);</text:p>
          </table:table-cell>
          <table:table-cell table:formula="of:=CONCATENATE(&quot;Res:=eep_b_w(&quot;;[.I69];&quot;,&quot;;[.A69];&quot;);&quot;)" office:value-type="string" office:string-value="Res:=eep_b_w(8,AM_08);">
            <text:p>Res:=eep_b_w(8,AM_08);</text:p>
          </table:table-cell>
          <table:table-cell table:formula="of:=CONCATENATE([.A69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[.A70];&quot;:=eep_b_r(&quot;;[.I70];&quot;);&quot;)" office:value-type="string" office:string-value="AM_09:=eep_b_r(9);">
            <text:p>AM_09:=eep_b_r(9);</text:p>
          </table:table-cell>
          <table:table-cell table:formula="of:=CONCATENATE(&quot;Res:=eep_b_w(&quot;;[.I70];&quot;,&quot;;[.A70];&quot;);&quot;)" office:value-type="string" office:string-value="Res:=eep_b_w(9,AM_09);">
            <text:p>Res:=eep_b_w(9,AM_09);</text:p>
          </table:table-cell>
          <table:table-cell table:formula="of:=CONCATENATE([.A70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[.A71];&quot;:=eep_b_r(&quot;;[.I71];&quot;);&quot;)" office:value-type="string" office:string-value="AM_10:=eep_b_r(10);">
            <text:p>AM_10:=eep_b_r(10);</text:p>
          </table:table-cell>
          <table:table-cell table:formula="of:=CONCATENATE(&quot;Res:=eep_b_w(&quot;;[.I71];&quot;,&quot;;[.A71];&quot;);&quot;)" office:value-type="string" office:string-value="Res:=eep_b_w(10,AM_10);">
            <text:p>Res:=eep_b_w(10,AM_10);</text:p>
          </table:table-cell>
          <table:table-cell table:formula="of:=CONCATENATE([.A71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[.A72];&quot;:=eep_b_r(&quot;;[.I72];&quot;);&quot;)" office:value-type="string" office:string-value="Rej_01:=eep_b_r(11);">
            <text:p>Rej_01:=eep_b_r(11);</text:p>
          </table:table-cell>
          <table:table-cell table:formula="of:=CONCATENATE(&quot;Res:=eep_b_w(&quot;;[.I72];&quot;,&quot;;[.A72];&quot;);&quot;)" office:value-type="string" office:string-value="Res:=eep_b_w(11,Rej_01);">
            <text:p>Res:=eep_b_w(11,Rej_01);</text:p>
          </table:table-cell>
          <table:table-cell table:formula="of:=CONCATENATE([.A72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[.A73];&quot;:=eep_b_r(&quot;;[.I73];&quot;);&quot;)" office:value-type="string" office:string-value="Rej_02:=eep_b_r(12);">
            <text:p>Rej_02:=eep_b_r(12);</text:p>
          </table:table-cell>
          <table:table-cell table:formula="of:=CONCATENATE(&quot;Res:=eep_b_w(&quot;;[.I73];&quot;,&quot;;[.A73];&quot;);&quot;)" office:value-type="string" office:string-value="Res:=eep_b_w(12,Rej_02);">
            <text:p>Res:=eep_b_w(12,Rej_02);</text:p>
          </table:table-cell>
          <table:table-cell table:formula="of:=CONCATENATE([.A73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[.A74];&quot;:=eep_b_r(&quot;;[.I74];&quot;);&quot;)" office:value-type="string" office:string-value="Rej_03:=eep_b_r(13);">
            <text:p>Rej_03:=eep_b_r(13);</text:p>
          </table:table-cell>
          <table:table-cell table:formula="of:=CONCATENATE(&quot;Res:=eep_b_w(&quot;;[.I74];&quot;,&quot;;[.A74];&quot;);&quot;)" office:value-type="string" office:string-value="Res:=eep_b_w(13,Rej_03);">
            <text:p>Res:=eep_b_w(13,Rej_03);</text:p>
          </table:table-cell>
          <table:table-cell table:formula="of:=CONCATENATE([.A74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[.A75];&quot;:=eep_b_r(&quot;;[.I75];&quot;);&quot;)" office:value-type="string" office:string-value="Rej_05:=eep_b_r(14);">
            <text:p>Rej_05:=eep_b_r(14);</text:p>
          </table:table-cell>
          <table:table-cell table:formula="of:=CONCATENATE(&quot;Res:=eep_b_w(&quot;;[.I75];&quot;,&quot;;[.A75];&quot;);&quot;)" office:value-type="string" office:string-value="Res:=eep_b_w(14,Rej_05);">
            <text:p>Res:=eep_b_w(14,Rej_05);</text:p>
          </table:table-cell>
          <table:table-cell table:formula="of:=CONCATENATE([.A75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[.A76];&quot;:=eep_b_r(&quot;;[.I76];&quot;);&quot;)" office:value-type="string" office:string-value="Rej_06:=eep_b_r(15);">
            <text:p>Rej_06:=eep_b_r(15);</text:p>
          </table:table-cell>
          <table:table-cell table:formula="of:=CONCATENATE(&quot;Res:=eep_b_w(&quot;;[.I76];&quot;,&quot;;[.A76];&quot;);&quot;)" office:value-type="string" office:string-value="Res:=eep_b_w(15,Rej_06);">
            <text:p>Res:=eep_b_w(15,Rej_06);</text:p>
          </table:table-cell>
          <table:table-cell table:formula="of:=CONCATENATE([.A76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[.A77];&quot;:=eep_b_r(&quot;;[.I77];&quot;);&quot;)" office:value-type="string" office:string-value="Rej_07:=eep_b_r(16);">
            <text:p>Rej_07:=eep_b_r(16);</text:p>
          </table:table-cell>
          <table:table-cell table:formula="of:=CONCATENATE(&quot;Res:=eep_b_w(&quot;;[.I77];&quot;,&quot;;[.A77];&quot;);&quot;)" office:value-type="string" office:string-value="Res:=eep_b_w(16,Rej_07);">
            <text:p>Res:=eep_b_w(16,Rej_07);</text:p>
          </table:table-cell>
          <table:table-cell table:formula="of:=CONCATENATE([.A77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[.A78];&quot;:=eep_b_r(&quot;;[.I78];&quot;);&quot;)" office:value-type="string" office:string-value="Rej_08:=eep_b_r(17);">
            <text:p>Rej_08:=eep_b_r(17);</text:p>
          </table:table-cell>
          <table:table-cell table:formula="of:=CONCATENATE(&quot;Res:=eep_b_w(&quot;;[.I78];&quot;,&quot;;[.A78];&quot;);&quot;)" office:value-type="string" office:string-value="Res:=eep_b_w(17,Rej_08);">
            <text:p>Res:=eep_b_w(17,Rej_08);</text:p>
          </table:table-cell>
          <table:table-cell table:formula="of:=CONCATENATE([.A78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[.A79];&quot;:=eep_b_r(&quot;;[.I79];&quot;);&quot;)" office:value-type="string" office:string-value="Rej_09:=eep_b_r(18);">
            <text:p>Rej_09:=eep_b_r(18);</text:p>
          </table:table-cell>
          <table:table-cell table:formula="of:=CONCATENATE(&quot;Res:=eep_b_w(&quot;;[.I79];&quot;,&quot;;[.A79];&quot;);&quot;)" office:value-type="string" office:string-value="Res:=eep_b_w(18,Rej_09);">
            <text:p>Res:=eep_b_w(18,Rej_09);</text:p>
          </table:table-cell>
          <table:table-cell table:formula="of:=CONCATENATE([.A79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[.A80];&quot;:=eep_b_r(&quot;;[.I80];&quot;);&quot;)" office:value-type="string" office:string-value="Rej_10:=eep_b_r(19);">
            <text:p>Rej_10:=eep_b_r(19);</text:p>
          </table:table-cell>
          <table:table-cell table:formula="of:=CONCATENATE(&quot;Res:=eep_b_w(&quot;;[.I80];&quot;,&quot;;[.A80];&quot;);&quot;)" office:value-type="string" office:string-value="Res:=eep_b_w(19,Rej_10);">
            <text:p>Res:=eep_b_w(19,Rej_10);</text:p>
          </table:table-cell>
          <table:table-cell table:formula="of:=CONCATENATE([.A80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81];&quot;:=INT_REAL(eep_n_r(&quot;;[.I81];&quot;));&quot;)" office:value-type="string" office:string-value="SP_01:=INT_REAL(eep_n_r(1));">
            <text:p>SP_01:=INT_REAL(eep_n_r(1));</text:p>
          </table:table-cell>
          <table:table-cell table:formula="of:=CONCATENATE(&quot;Res:=eep_n_w(&quot;;[.I81];&quot;,REAL_INT(&quot;;[.A81];&quot;));&quot;)" office:value-type="string" office:string-value="Res:=eep_n_w(1,REAL_INT(SP_01));">
            <text:p>Res:=eep_n_w(1,REAL_INT(SP_01));</text:p>
          </table:table-cell>
          <table:table-cell table:formula="of:=CONCATENATE([.A81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82];&quot;:=INT_REAL(eep_n_r(&quot;;[.I82];&quot;));&quot;)" office:value-type="string" office:string-value="SP_02:=INT_REAL(eep_n_r(2));">
            <text:p>SP_02:=INT_REAL(eep_n_r(2));</text:p>
          </table:table-cell>
          <table:table-cell table:formula="of:=CONCATENATE(&quot;Res:=eep_n_w(&quot;;[.I82];&quot;,REAL_INT(&quot;;[.A82];&quot;));&quot;)" office:value-type="string" office:string-value="Res:=eep_n_w(2,REAL_INT(SP_02));">
            <text:p>Res:=eep_n_w(2,REAL_INT(SP_02));</text:p>
          </table:table-cell>
          <table:table-cell table:formula="of:=CONCATENATE([.A82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83];&quot;:=INT_REAL(eep_n_r(&quot;;[.I83];&quot;));&quot;)" office:value-type="string" office:string-value="SP_03:=INT_REAL(eep_n_r(3));">
            <text:p>SP_03:=INT_REAL(eep_n_r(3));</text:p>
          </table:table-cell>
          <table:table-cell table:formula="of:=CONCATENATE(&quot;Res:=eep_n_w(&quot;;[.I83];&quot;,REAL_INT(&quot;;[.A83];&quot;));&quot;)" office:value-type="string" office:string-value="Res:=eep_n_w(3,REAL_INT(SP_03));">
            <text:p>Res:=eep_n_w(3,REAL_INT(SP_03));</text:p>
          </table:table-cell>
          <table:table-cell table:formula="of:=CONCATENATE([.A83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7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84];&quot;:=INT_REAL(eep_n_r(&quot;;[.I84];&quot;));&quot;)" office:value-type="string" office:string-value="SP_04:=INT_REAL(eep_n_r(4));">
            <text:p>SP_04:=INT_REAL(eep_n_r(4));</text:p>
          </table:table-cell>
          <table:table-cell table:formula="of:=CONCATENATE(&quot;Res:=eep_n_w(&quot;;[.I84];&quot;,REAL_INT(&quot;;[.A84];&quot;));&quot;)" office:value-type="string" office:string-value="Res:=eep_n_w(4,REAL_INT(SP_04));">
            <text:p>Res:=eep_n_w(4,REAL_INT(SP_04));</text:p>
          </table:table-cell>
          <table:table-cell table:formula="of:=CONCATENATE([.A84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85];&quot;:=INT_REAL(eep_n_r(&quot;;[.I85];&quot;));&quot;)" office:value-type="string" office:string-value="SP_05:=INT_REAL(eep_n_r(5));">
            <text:p>SP_05:=INT_REAL(eep_n_r(5));</text:p>
          </table:table-cell>
          <table:table-cell table:formula="of:=CONCATENATE(&quot;Res:=eep_n_w(&quot;;[.I85];&quot;,REAL_INT(&quot;;[.A85];&quot;));&quot;)" office:value-type="string" office:string-value="Res:=eep_n_w(5,REAL_INT(SP_05));">
            <text:p>Res:=eep_n_w(5,REAL_INT(SP_05));</text:p>
          </table:table-cell>
          <table:table-cell table:formula="of:=CONCATENATE([.A85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4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86];&quot;:=INT_REAL(eep_n_r(&quot;;[.I86];&quot;));&quot;)" office:value-type="string" office:string-value="SP_06:=INT_REAL(eep_n_r(6));">
            <text:p>SP_06:=INT_REAL(eep_n_r(6));</text:p>
          </table:table-cell>
          <table:table-cell table:formula="of:=CONCATENATE(&quot;Res:=eep_n_w(&quot;;[.I86];&quot;,REAL_INT(&quot;;[.A86];&quot;));&quot;)" office:value-type="string" office:string-value="Res:=eep_n_w(6,REAL_INT(SP_06));">
            <text:p>Res:=eep_n_w(6,REAL_INT(SP_06));</text:p>
          </table:table-cell>
          <table:table-cell table:formula="of:=CONCATENATE([.A86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87];&quot;:=INT_REAL(eep_n_r(&quot;;[.I87];&quot;));&quot;)" office:value-type="string" office:string-value="SP_07:=INT_REAL(eep_n_r(7));">
            <text:p>SP_07:=INT_REAL(eep_n_r(7));</text:p>
          </table:table-cell>
          <table:table-cell table:formula="of:=CONCATENATE(&quot;Res:=eep_n_w(&quot;;[.I87];&quot;,REAL_INT(&quot;;[.A87];&quot;));&quot;)" office:value-type="string" office:string-value="Res:=eep_n_w(7,REAL_INT(SP_07));">
            <text:p>Res:=eep_n_w(7,REAL_INT(SP_07));</text:p>
          </table:table-cell>
          <table:table-cell table:formula="of:=CONCATENATE([.A87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[.A88];&quot;:=INT_REAL(eep_n_r(&quot;;[.I88];&quot;));&quot;)" office:value-type="string" office:string-value="SP_08:=INT_REAL(eep_n_r(8));">
            <text:p>SP_08:=INT_REAL(eep_n_r(8));</text:p>
          </table:table-cell>
          <table:table-cell table:formula="of:=CONCATENATE(&quot;Res:=eep_n_w(&quot;;[.I88];&quot;,REAL_INT(&quot;;[.A88];&quot;));&quot;)" office:value-type="string" office:string-value="Res:=eep_n_w(8,REAL_INT(SP_08));">
            <text:p>Res:=eep_n_w(8,REAL_INT(SP_08));</text:p>
          </table:table-cell>
          <table:table-cell table:formula="of:=CONCATENATE([.A88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[.A89];&quot;:=INT_REAL(eep_n_r(&quot;;[.I89];&quot;));&quot;)" office:value-type="string" office:string-value="SP_09:=INT_REAL(eep_n_r(9));">
            <text:p>SP_09:=INT_REAL(eep_n_r(9));</text:p>
          </table:table-cell>
          <table:table-cell table:formula="of:=CONCATENATE(&quot;Res:=eep_n_w(&quot;;[.I89];&quot;,REAL_INT(&quot;;[.A89];&quot;));&quot;)" office:value-type="string" office:string-value="Res:=eep_n_w(9,REAL_INT(SP_09));">
            <text:p>Res:=eep_n_w(9,REAL_INT(SP_09));</text:p>
          </table:table-cell>
          <table:table-cell table:formula="of:=CONCATENATE([.A89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[.A90];&quot;:=INT_REAL(eep_n_r(&quot;;[.I90];&quot;));&quot;)" office:value-type="string" office:string-value="SP_10:=INT_REAL(eep_n_r(10));">
            <text:p>SP_10:=INT_REAL(eep_n_r(10));</text:p>
          </table:table-cell>
          <table:table-cell table:formula="of:=CONCATENATE(&quot;Res:=eep_n_w(&quot;;[.I90];&quot;,REAL_INT(&quot;;[.A90];&quot;));&quot;)" office:value-type="string" office:string-value="Res:=eep_n_w(10,REAL_INT(SP_10));">
            <text:p>Res:=eep_n_w(10,REAL_INT(SP_10));</text:p>
          </table:table-cell>
          <table:table-cell table:formula="of:=CONCATENATE([.A90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91];&quot;:=INT_REAL(eep_n_r(&quot;;[.I91];&quot;));&quot;)" office:value-type="string" office:string-value="Kpr_01:=INT_REAL(eep_n_r(11));">
            <text:p>Kpr_01:=INT_REAL(eep_n_r(11));</text:p>
          </table:table-cell>
          <table:table-cell table:formula="of:=CONCATENATE(&quot;Res:=eep_n_w(&quot;;[.I91];&quot;,REAL_INT(&quot;;[.A91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92];&quot;:=INT_REAL(eep_n_r(&quot;;[.I92];&quot;));&quot;)" office:value-type="string" office:string-value="Kpr_02:=INT_REAL(eep_n_r(12));">
            <text:p>Kpr_02:=INT_REAL(eep_n_r(12));</text:p>
          </table:table-cell>
          <table:table-cell table:formula="of:=CONCATENATE(&quot;Res:=eep_n_w(&quot;;[.I92];&quot;,REAL_INT(&quot;;[.A92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93];&quot;:=INT_REAL(eep_n_r(&quot;;[.I93];&quot;));&quot;)" office:value-type="string" office:string-value="Kpr_03:=INT_REAL(eep_n_r(13));">
            <text:p>Kpr_03:=INT_REAL(eep_n_r(13));</text:p>
          </table:table-cell>
          <table:table-cell table:formula="of:=CONCATENATE(&quot;Res:=eep_n_w(&quot;;[.I93];&quot;,REAL_INT(&quot;;[.A93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94];&quot;:=INT_REAL(eep_n_r(&quot;;[.I94];&quot;));&quot;)" office:value-type="string" office:string-value="Kpr_04:=INT_REAL(eep_n_r(14));">
            <text:p>Kpr_04:=INT_REAL(eep_n_r(14));</text:p>
          </table:table-cell>
          <table:table-cell table:formula="of:=CONCATENATE(&quot;Res:=eep_n_w(&quot;;[.I94];&quot;,REAL_INT(&quot;;[.A94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95];&quot;:=INT_REAL(eep_n_r(&quot;;[.I95];&quot;));&quot;)" office:value-type="string" office:string-value="Kpr_05:=INT_REAL(eep_n_r(15));">
            <text:p>Kpr_05:=INT_REAL(eep_n_r(15));</text:p>
          </table:table-cell>
          <table:table-cell table:formula="of:=CONCATENATE(&quot;Res:=eep_n_w(&quot;;[.I95];&quot;,REAL_INT(&quot;;[.A95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96];&quot;:=INT_REAL(eep_n_r(&quot;;[.I96];&quot;));&quot;)" office:value-type="string" office:string-value="Kpr_06:=INT_REAL(eep_n_r(16));">
            <text:p>Kpr_06:=INT_REAL(eep_n_r(16));</text:p>
          </table:table-cell>
          <table:table-cell table:formula="of:=CONCATENATE(&quot;Res:=eep_n_w(&quot;;[.I96];&quot;,REAL_INT(&quot;;[.A96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97];&quot;:=INT_REAL(eep_n_r(&quot;;[.I97];&quot;));&quot;)" office:value-type="string" office:string-value="Kpr_07:=INT_REAL(eep_n_r(17));">
            <text:p>Kpr_07:=INT_REAL(eep_n_r(17));</text:p>
          </table:table-cell>
          <table:table-cell table:formula="of:=CONCATENATE(&quot;Res:=eep_n_w(&quot;;[.I97];&quot;,REAL_INT(&quot;;[.A97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98];&quot;:=INT_REAL(eep_n_r(&quot;;[.I98];&quot;));&quot;)" office:value-type="string" office:string-value="Kpr_08:=INT_REAL(eep_n_r(18));">
            <text:p>Kpr_08:=INT_REAL(eep_n_r(18));</text:p>
          </table:table-cell>
          <table:table-cell table:formula="of:=CONCATENATE(&quot;Res:=eep_n_w(&quot;;[.I98];&quot;,REAL_INT(&quot;;[.A98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99];&quot;:=INT_REAL(eep_n_r(&quot;;[.I99];&quot;));&quot;)" office:value-type="string" office:string-value="Kpr_09:=INT_REAL(eep_n_r(19));">
            <text:p>Kpr_09:=INT_REAL(eep_n_r(19));</text:p>
          </table:table-cell>
          <table:table-cell table:formula="of:=CONCATENATE(&quot;Res:=eep_n_w(&quot;;[.I99];&quot;,REAL_INT(&quot;;[.A99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00];&quot;:=INT_REAL(eep_n_r(&quot;;[.I100];&quot;));&quot;)" office:value-type="string" office:string-value="Kpr_10:=INT_REAL(eep_n_r(20));">
            <text:p>Kpr_10:=INT_REAL(eep_n_r(20));</text:p>
          </table:table-cell>
          <table:table-cell table:formula="of:=CONCATENATE(&quot;Res:=eep_n_w(&quot;;[.I100];&quot;,REAL_INT(&quot;;[.A100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01];&quot;:=INT_REAL(eep_n_r(&quot;;[.I101];&quot;));&quot;)" office:value-type="string" office:string-value="Ti_01:=INT_REAL(eep_n_r(21));">
            <text:p>Ti_01:=INT_REAL(eep_n_r(21));</text:p>
          </table:table-cell>
          <table:table-cell table:formula="of:=CONCATENATE(&quot;Res:=eep_n_w(&quot;;[.I101];&quot;,REAL_INT(&quot;;[.A101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102];&quot;:=INT_REAL(eep_n_r(&quot;;[.I102];&quot;));&quot;)" office:value-type="string" office:string-value="Ti_02:=INT_REAL(eep_n_r(22));">
            <text:p>Ti_02:=INT_REAL(eep_n_r(22));</text:p>
          </table:table-cell>
          <table:table-cell table:formula="of:=CONCATENATE(&quot;Res:=eep_n_w(&quot;;[.I102];&quot;,REAL_INT(&quot;;[.A102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103];&quot;:=INT_REAL(eep_n_r(&quot;;[.I103];&quot;));&quot;)" office:value-type="string" office:string-value="Ti_03:=INT_REAL(eep_n_r(23));">
            <text:p>Ti_03:=INT_REAL(eep_n_r(23));</text:p>
          </table:table-cell>
          <table:table-cell table:formula="of:=CONCATENATE(&quot;Res:=eep_n_w(&quot;;[.I103];&quot;,REAL_INT(&quot;;[.A103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104];&quot;:=INT_REAL(eep_n_r(&quot;;[.I104];&quot;));&quot;)" office:value-type="string" office:string-value="Ti_04:=INT_REAL(eep_n_r(24));">
            <text:p>Ti_04:=INT_REAL(eep_n_r(24));</text:p>
          </table:table-cell>
          <table:table-cell table:formula="of:=CONCATENATE(&quot;Res:=eep_n_w(&quot;;[.I104];&quot;,REAL_INT(&quot;;[.A104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105];&quot;:=INT_REAL(eep_n_r(&quot;;[.I105];&quot;));&quot;)" office:value-type="string" office:string-value="Ti_05:=INT_REAL(eep_n_r(25));">
            <text:p>Ti_05:=INT_REAL(eep_n_r(25));</text:p>
          </table:table-cell>
          <table:table-cell table:formula="of:=CONCATENATE(&quot;Res:=eep_n_w(&quot;;[.I105];&quot;,REAL_INT(&quot;;[.A105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106];&quot;:=INT_REAL(eep_n_r(&quot;;[.I106];&quot;));&quot;)" office:value-type="string" office:string-value="Ti_06:=INT_REAL(eep_n_r(26));">
            <text:p>Ti_06:=INT_REAL(eep_n_r(26));</text:p>
          </table:table-cell>
          <table:table-cell table:formula="of:=CONCATENATE(&quot;Res:=eep_n_w(&quot;;[.I106];&quot;,REAL_INT(&quot;;[.A106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107];&quot;:=INT_REAL(eep_n_r(&quot;;[.I107];&quot;));&quot;)" office:value-type="string" office:string-value="Ti_07:=INT_REAL(eep_n_r(27));">
            <text:p>Ti_07:=INT_REAL(eep_n_r(27));</text:p>
          </table:table-cell>
          <table:table-cell table:formula="of:=CONCATENATE(&quot;Res:=eep_n_w(&quot;;[.I107];&quot;,REAL_INT(&quot;;[.A107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108];&quot;:=INT_REAL(eep_n_r(&quot;;[.I108];&quot;));&quot;)" office:value-type="string" office:string-value="Ti_08:=INT_REAL(eep_n_r(28));">
            <text:p>Ti_08:=INT_REAL(eep_n_r(28));</text:p>
          </table:table-cell>
          <table:table-cell table:formula="of:=CONCATENATE(&quot;Res:=eep_n_w(&quot;;[.I108];&quot;,REAL_INT(&quot;;[.A108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109];&quot;:=INT_REAL(eep_n_r(&quot;;[.I109];&quot;));&quot;)" office:value-type="string" office:string-value="Ti_09:=INT_REAL(eep_n_r(29));">
            <text:p>Ti_09:=INT_REAL(eep_n_r(29));</text:p>
          </table:table-cell>
          <table:table-cell table:formula="of:=CONCATENATE(&quot;Res:=eep_n_w(&quot;;[.I109];&quot;,REAL_INT(&quot;;[.A109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110];&quot;:=INT_REAL(eep_n_r(&quot;;[.I110];&quot;));&quot;)" office:value-type="string" office:string-value="Ti_10:=INT_REAL(eep_n_r(30));">
            <text:p>Ti_10:=INT_REAL(eep_n_r(30));</text:p>
          </table:table-cell>
          <table:table-cell table:formula="of:=CONCATENATE(&quot;Res:=eep_n_w(&quot;;[.I110];&quot;,REAL_INT(&quot;;[.A110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111];&quot;:=INT_REAL(eep_n_r(&quot;;[.I111];&quot;));&quot;)" office:value-type="string" office:string-value="Td_01:=INT_REAL(eep_n_r(31));">
            <text:p>Td_01:=INT_REAL(eep_n_r(31));</text:p>
          </table:table-cell>
          <table:table-cell table:formula="of:=CONCATENATE(&quot;Res:=eep_n_w(&quot;;[.I111];&quot;,REAL_INT(&quot;;[.A111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112];&quot;:=INT_REAL(eep_n_r(&quot;;[.I112];&quot;));&quot;)" office:value-type="string" office:string-value="Td_02:=INT_REAL(eep_n_r(32));">
            <text:p>Td_02:=INT_REAL(eep_n_r(32));</text:p>
          </table:table-cell>
          <table:table-cell table:formula="of:=CONCATENATE(&quot;Res:=eep_n_w(&quot;;[.I112];&quot;,REAL_INT(&quot;;[.A112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113];&quot;:=INT_REAL(eep_n_r(&quot;;[.I113];&quot;));&quot;)" office:value-type="string" office:string-value="Td_03:=INT_REAL(eep_n_r(33));">
            <text:p>Td_03:=INT_REAL(eep_n_r(33));</text:p>
          </table:table-cell>
          <table:table-cell table:formula="of:=CONCATENATE(&quot;Res:=eep_n_w(&quot;;[.I113];&quot;,REAL_INT(&quot;;[.A113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114];&quot;:=INT_REAL(eep_n_r(&quot;;[.I114];&quot;));&quot;)" office:value-type="string" office:string-value="Td_04:=INT_REAL(eep_n_r(34));">
            <text:p>Td_04:=INT_REAL(eep_n_r(34));</text:p>
          </table:table-cell>
          <table:table-cell table:formula="of:=CONCATENATE(&quot;Res:=eep_n_w(&quot;;[.I114];&quot;,REAL_INT(&quot;;[.A114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115];&quot;:=INT_REAL(eep_n_r(&quot;;[.I115];&quot;));&quot;)" office:value-type="string" office:string-value="Td_05:=INT_REAL(eep_n_r(35));">
            <text:p>Td_05:=INT_REAL(eep_n_r(35));</text:p>
          </table:table-cell>
          <table:table-cell table:formula="of:=CONCATENATE(&quot;Res:=eep_n_w(&quot;;[.I115];&quot;,REAL_INT(&quot;;[.A115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116];&quot;:=INT_REAL(eep_n_r(&quot;;[.I116];&quot;));&quot;)" office:value-type="string" office:string-value="Td_06:=INT_REAL(eep_n_r(36));">
            <text:p>Td_06:=INT_REAL(eep_n_r(36));</text:p>
          </table:table-cell>
          <table:table-cell table:formula="of:=CONCATENATE(&quot;Res:=eep_n_w(&quot;;[.I116];&quot;,REAL_INT(&quot;;[.A116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117];&quot;:=INT_REAL(eep_n_r(&quot;;[.I117];&quot;));&quot;)" office:value-type="string" office:string-value="Td_07:=INT_REAL(eep_n_r(37));">
            <text:p>Td_07:=INT_REAL(eep_n_r(37));</text:p>
          </table:table-cell>
          <table:table-cell table:formula="of:=CONCATENATE(&quot;Res:=eep_n_w(&quot;;[.I117];&quot;,REAL_INT(&quot;;[.A117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118];&quot;:=INT_REAL(eep_n_r(&quot;;[.I118];&quot;));&quot;)" office:value-type="string" office:string-value="Td_08:=INT_REAL(eep_n_r(38));">
            <text:p>Td_08:=INT_REAL(eep_n_r(38));</text:p>
          </table:table-cell>
          <table:table-cell table:formula="of:=CONCATENATE(&quot;Res:=eep_n_w(&quot;;[.I118];&quot;,REAL_INT(&quot;;[.A118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119];&quot;:=INT_REAL(eep_n_r(&quot;;[.I119];&quot;));&quot;)" office:value-type="string" office:string-value="Td_09:=INT_REAL(eep_n_r(39));">
            <text:p>Td_09:=INT_REAL(eep_n_r(39));</text:p>
          </table:table-cell>
          <table:table-cell table:formula="of:=CONCATENATE(&quot;Res:=eep_n_w(&quot;;[.I119];&quot;,REAL_INT(&quot;;[.A119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120];&quot;:=INT_REAL(eep_n_r(&quot;;[.I120];&quot;));&quot;)" office:value-type="string" office:string-value="Td_10:=INT_REAL(eep_n_r(40));">
            <text:p>Td_10:=INT_REAL(eep_n_r(40));</text:p>
          </table:table-cell>
          <table:table-cell table:formula="of:=CONCATENATE(&quot;Res:=eep_n_w(&quot;;[.I120];&quot;,REAL_INT(&quot;;[.A120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21];&quot;:=eep_n_r(&quot;;[.I121];&quot;);&quot;)" office:value-type="string" office:string-value="Kf_01:=eep_n_r(41);">
            <text:p>Kf_01:=eep_n_r(41);</text:p>
          </table:table-cell>
          <table:table-cell table:formula="of:=CONCATENATE(&quot;Res:=eep_n_w(&quot;;[.I121];&quot;,&quot;;[.A121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22];&quot;:=eep_n_r(&quot;;[.I122];&quot;);&quot;)" office:value-type="string" office:string-value="Kf_02:=eep_n_r(42);">
            <text:p>Kf_02:=eep_n_r(42);</text:p>
          </table:table-cell>
          <table:table-cell table:formula="of:=CONCATENATE(&quot;Res:=eep_n_w(&quot;;[.I122];&quot;,&quot;;[.A122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23];&quot;:=eep_n_r(&quot;;[.I123];&quot;);&quot;)" office:value-type="string" office:string-value="Kf_03:=eep_n_r(43);">
            <text:p>Kf_03:=eep_n_r(43);</text:p>
          </table:table-cell>
          <table:table-cell table:formula="of:=CONCATENATE(&quot;Res:=eep_n_w(&quot;;[.I123];&quot;,&quot;;[.A123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24];&quot;:=eep_n_r(&quot;;[.I124];&quot;);&quot;)" office:value-type="string" office:string-value="Kf_04:=eep_n_r(44);">
            <text:p>Kf_04:=eep_n_r(44);</text:p>
          </table:table-cell>
          <table:table-cell table:formula="of:=CONCATENATE(&quot;Res:=eep_n_w(&quot;;[.I124];&quot;,&quot;;[.A124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25];&quot;:=eep_n_r(&quot;;[.I125];&quot;);&quot;)" office:value-type="string" office:string-value="Kf_05:=eep_n_r(45);">
            <text:p>Kf_05:=eep_n_r(45);</text:p>
          </table:table-cell>
          <table:table-cell table:formula="of:=CONCATENATE(&quot;Res:=eep_n_w(&quot;;[.I125];&quot;,&quot;;[.A125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26];&quot;:=eep_n_r(&quot;;[.I126];&quot;);&quot;)" office:value-type="string" office:string-value="Kf_06:=eep_n_r(46);">
            <text:p>Kf_06:=eep_n_r(46);</text:p>
          </table:table-cell>
          <table:table-cell table:formula="of:=CONCATENATE(&quot;Res:=eep_n_w(&quot;;[.I126];&quot;,&quot;;[.A126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27];&quot;:=eep_n_r(&quot;;[.I127];&quot;);&quot;)" office:value-type="string" office:string-value="Kf_07:=eep_n_r(47);">
            <text:p>Kf_07:=eep_n_r(47);</text:p>
          </table:table-cell>
          <table:table-cell table:formula="of:=CONCATENATE(&quot;Res:=eep_n_w(&quot;;[.I127];&quot;,&quot;;[.A127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28];&quot;:=eep_n_r(&quot;;[.I128];&quot;);&quot;)" office:value-type="string" office:string-value="Kf_08:=eep_n_r(48);">
            <text:p>Kf_08:=eep_n_r(48);</text:p>
          </table:table-cell>
          <table:table-cell table:formula="of:=CONCATENATE(&quot;Res:=eep_n_w(&quot;;[.I128];&quot;,&quot;;[.A128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29];&quot;:=eep_n_r(&quot;;[.I129];&quot;);&quot;)" office:value-type="string" office:string-value="Kf_09:=eep_n_r(49);">
            <text:p>Kf_09:=eep_n_r(49);</text:p>
          </table:table-cell>
          <table:table-cell table:formula="of:=CONCATENATE(&quot;Res:=eep_n_w(&quot;;[.I129];&quot;,&quot;;[.A129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30];&quot;:=eep_n_r(&quot;;[.I130];&quot;);&quot;)" office:value-type="string" office:string-value="Kf_10:=eep_n_r(50);">
            <text:p>Kf_10:=eep_n_r(50);</text:p>
          </table:table-cell>
          <table:table-cell table:formula="of:=CONCATENATE(&quot;Res:=eep_n_w(&quot;;[.I130];&quot;,&quot;;[.A130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31];&quot;:=eep_n_r(&quot;;[.I131];&quot;);&quot;)" office:value-type="string" office:string-value="Kf_11:=eep_n_r(51);">
            <text:p>Kf_11:=eep_n_r(51);</text:p>
          </table:table-cell>
          <table:table-cell table:formula="of:=CONCATENATE(&quot;Res:=eep_n_w(&quot;;[.I131];&quot;,&quot;;[.A131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32];&quot;:=eep_n_r(&quot;;[.I132];&quot;);&quot;)" office:value-type="string" office:string-value="Kf_12:=eep_n_r(52);">
            <text:p>Kf_12:=eep_n_r(52);</text:p>
          </table:table-cell>
          <table:table-cell table:formula="of:=CONCATENATE(&quot;Res:=eep_n_w(&quot;;[.I132];&quot;,&quot;;[.A132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33];&quot;:=eep_n_r(&quot;;[.I133];&quot;);&quot;)" office:value-type="string" office:string-value="Kf_13:=eep_n_r(53);">
            <text:p>Kf_13:=eep_n_r(53);</text:p>
          </table:table-cell>
          <table:table-cell table:formula="of:=CONCATENATE(&quot;Res:=eep_n_w(&quot;;[.I133];&quot;,&quot;;[.A133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34];&quot;:=eep_n_r(&quot;;[.I134];&quot;);&quot;)" office:value-type="string" office:string-value="Kf_14:=eep_n_r(54);">
            <text:p>Kf_14:=eep_n_r(54);</text:p>
          </table:table-cell>
          <table:table-cell table:formula="of:=CONCATENATE(&quot;Res:=eep_n_w(&quot;;[.I134];&quot;,&quot;;[.A134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35];&quot;:=eep_n_r(&quot;;[.I135];&quot;);&quot;)" office:value-type="string" office:string-value="Kf_15:=eep_n_r(55);">
            <text:p>Kf_15:=eep_n_r(55);</text:p>
          </table:table-cell>
          <table:table-cell table:formula="of:=CONCATENATE(&quot;Res:=eep_n_w(&quot;;[.I135];&quot;,&quot;;[.A135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36];&quot;:=eep_n_r(&quot;;[.I136];&quot;);&quot;)" office:value-type="string" office:string-value="Kf_16:=eep_n_r(56);">
            <text:p>Kf_16:=eep_n_r(56);</text:p>
          </table:table-cell>
          <table:table-cell table:formula="of:=CONCATENATE(&quot;Res:=eep_n_w(&quot;;[.I136];&quot;,&quot;;[.A136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39];&quot;:=INT_REAL(eep_n_r(&quot;;[.I139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I139];&quot;,REAL_INT(&quot;;[.A139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40];&quot;:=INT_REAL(eep_n_r(&quot;;[.I140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I140];&quot;,REAL_INT(&quot;;[.A140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41];&quot;:=INT_REAL(eep_n_r(&quot;;[.I141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I141];&quot;,REAL_INT(&quot;;[.A141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42];&quot;:=INT_REAL(eep_n_r(&quot;;[.I142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I142];&quot;,REAL_INT(&quot;;[.A142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43];&quot;:=INT_REAL(eep_n_r(&quot;;[.I143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I143];&quot;,REAL_INT(&quot;;[.A143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44];&quot;:=INT_REAL(eep_n_r(&quot;;[.I144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I144];&quot;,REAL_INT(&quot;;[.A144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45];&quot;:=INT_REAL(eep_n_r(&quot;;[.I145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I145];&quot;,REAL_INT(&quot;;[.A145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46];&quot;:=INT_REAL(eep_n_r(&quot;;[.I146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I146];&quot;,REAL_INT(&quot;;[.A146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47];&quot;:=INT_REAL(eep_n_r(&quot;;[.I147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I147];&quot;,REAL_INT(&quot;;[.A147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48];&quot;:=INT_REAL(eep_n_r(&quot;;[.I148];&quot;));&quot;)" office:value-type="string" office:string-value="K1_01:=INT_REAL(eep_n_r(67));">
            <text:p>K1_01:=INT_REAL(eep_n_r(67));</text:p>
          </table:table-cell>
          <table:table-cell table:formula="of:=CONCATENATE(&quot;Res:=eep_n_w(&quot;;[.I148];&quot;,REAL_INT(&quot;;[.A148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49];&quot;:=INT_REAL(eep_n_r(&quot;;[.I149];&quot;));&quot;)" office:value-type="string" office:string-value="K1_02:=INT_REAL(eep_n_r(68));">
            <text:p>K1_02:=INT_REAL(eep_n_r(68));</text:p>
          </table:table-cell>
          <table:table-cell table:formula="of:=CONCATENATE(&quot;Res:=eep_n_w(&quot;;[.I149];&quot;,REAL_INT(&quot;;[.A149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50];&quot;:=INT_REAL(eep_n_r(&quot;;[.I150];&quot;));&quot;)" office:value-type="string" office:string-value="K1_03:=INT_REAL(eep_n_r(69));">
            <text:p>K1_03:=INT_REAL(eep_n_r(69));</text:p>
          </table:table-cell>
          <table:table-cell table:formula="of:=CONCATENATE(&quot;Res:=eep_n_w(&quot;;[.I150];&quot;,REAL_INT(&quot;;[.A150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51];&quot;:=INT_REAL(eep_n_r(&quot;;[.I151];&quot;));&quot;)" office:value-type="string" office:string-value="K1_05:=INT_REAL(eep_n_r(70));">
            <text:p>K1_05:=INT_REAL(eep_n_r(70));</text:p>
          </table:table-cell>
          <table:table-cell table:formula="of:=CONCATENATE(&quot;Res:=eep_n_w(&quot;;[.I151];&quot;,REAL_INT(&quot;;[.A151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52];&quot;:=INT_REAL(eep_n_r(&quot;;[.I152];&quot;));&quot;)" office:value-type="string" office:string-value="K1_06:=INT_REAL(eep_n_r(71));">
            <text:p>K1_06:=INT_REAL(eep_n_r(71));</text:p>
          </table:table-cell>
          <table:table-cell table:formula="of:=CONCATENATE(&quot;Res:=eep_n_w(&quot;;[.I152];&quot;,REAL_INT(&quot;;[.A152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53];&quot;:=INT_REAL(eep_n_r(&quot;;[.I153];&quot;));&quot;)" office:value-type="string" office:string-value="K1_07:=INT_REAL(eep_n_r(72));">
            <text:p>K1_07:=INT_REAL(eep_n_r(72));</text:p>
          </table:table-cell>
          <table:table-cell table:formula="of:=CONCATENATE(&quot;Res:=eep_n_w(&quot;;[.I153];&quot;,REAL_INT(&quot;;[.A153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54];&quot;:=INT_REAL(eep_n_r(&quot;;[.I154];&quot;));&quot;)" office:value-type="string" office:string-value="K1_08:=INT_REAL(eep_n_r(73));">
            <text:p>K1_08:=INT_REAL(eep_n_r(73));</text:p>
          </table:table-cell>
          <table:table-cell table:formula="of:=CONCATENATE(&quot;Res:=eep_n_w(&quot;;[.I154];&quot;,REAL_INT(&quot;;[.A154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55];&quot;:=INT_REAL(eep_n_r(&quot;;[.I155];&quot;));&quot;)" office:value-type="string" office:string-value="K1_09:=INT_REAL(eep_n_r(74));">
            <text:p>K1_09:=INT_REAL(eep_n_r(74));</text:p>
          </table:table-cell>
          <table:table-cell table:formula="of:=CONCATENATE(&quot;Res:=eep_n_w(&quot;;[.I155];&quot;,REAL_INT(&quot;;[.A155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56];&quot;:=INT_REAL(eep_n_r(&quot;;[.I156];&quot;));&quot;)" office:value-type="string" office:string-value="K1_10:=INT_REAL(eep_n_r(75));">
            <text:p>K1_10:=INT_REAL(eep_n_r(75));</text:p>
          </table:table-cell>
          <table:table-cell table:formula="of:=CONCATENATE(&quot;Res:=eep_n_w(&quot;;[.I156];&quot;,REAL_INT(&quot;;[.A156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57];&quot;:=INT_REAL(eep_n_r(&quot;;[.I157];&quot;));&quot;)" office:value-type="string" office:string-value="K2_01:=INT_REAL(eep_n_r(76));">
            <text:p>K2_01:=INT_REAL(eep_n_r(76));</text:p>
          </table:table-cell>
          <table:table-cell table:formula="of:=CONCATENATE(&quot;Res:=eep_n_w(&quot;;[.I157];&quot;,REAL_INT(&quot;;[.A157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58];&quot;:=INT_REAL(eep_n_r(&quot;;[.I158];&quot;));&quot;)" office:value-type="string" office:string-value="K2_02:=INT_REAL(eep_n_r(77));">
            <text:p>K2_02:=INT_REAL(eep_n_r(77));</text:p>
          </table:table-cell>
          <table:table-cell table:formula="of:=CONCATENATE(&quot;Res:=eep_n_w(&quot;;[.I158];&quot;,REAL_INT(&quot;;[.A158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59];&quot;:=INT_REAL(eep_n_r(&quot;;[.I159];&quot;));&quot;)" office:value-type="string" office:string-value="K2_03:=INT_REAL(eep_n_r(78));">
            <text:p>K2_03:=INT_REAL(eep_n_r(78));</text:p>
          </table:table-cell>
          <table:table-cell table:formula="of:=CONCATENATE(&quot;Res:=eep_n_w(&quot;;[.I159];&quot;,REAL_INT(&quot;;[.A159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60];&quot;:=INT_REAL(eep_n_r(&quot;;[.I160];&quot;));&quot;)" office:value-type="string" office:string-value="K2_05:=INT_REAL(eep_n_r(79));">
            <text:p>K2_05:=INT_REAL(eep_n_r(79));</text:p>
          </table:table-cell>
          <table:table-cell table:formula="of:=CONCATENATE(&quot;Res:=eep_n_w(&quot;;[.I160];&quot;,REAL_INT(&quot;;[.A160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61];&quot;:=INT_REAL(eep_n_r(&quot;;[.I161];&quot;));&quot;)" office:value-type="string" office:string-value="K2_06:=INT_REAL(eep_n_r(80));">
            <text:p>K2_06:=INT_REAL(eep_n_r(80));</text:p>
          </table:table-cell>
          <table:table-cell table:formula="of:=CONCATENATE(&quot;Res:=eep_n_w(&quot;;[.I161];&quot;,REAL_INT(&quot;;[.A161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62];&quot;:=INT_REAL(eep_n_r(&quot;;[.I162];&quot;));&quot;)" office:value-type="string" office:string-value="K2_07:=INT_REAL(eep_n_r(81));">
            <text:p>K2_07:=INT_REAL(eep_n_r(81));</text:p>
          </table:table-cell>
          <table:table-cell table:formula="of:=CONCATENATE(&quot;Res:=eep_n_w(&quot;;[.I162];&quot;,REAL_INT(&quot;;[.A162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63];&quot;:=INT_REAL(eep_n_r(&quot;;[.I163];&quot;));&quot;)" office:value-type="string" office:string-value="K2_08:=INT_REAL(eep_n_r(82));">
            <text:p>K2_08:=INT_REAL(eep_n_r(82));</text:p>
          </table:table-cell>
          <table:table-cell table:formula="of:=CONCATENATE(&quot;Res:=eep_n_w(&quot;;[.I163];&quot;,REAL_INT(&quot;;[.A163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64];&quot;:=INT_REAL(eep_n_r(&quot;;[.I164];&quot;));&quot;)" office:value-type="string" office:string-value="K2_09:=INT_REAL(eep_n_r(83));">
            <text:p>K2_09:=INT_REAL(eep_n_r(83));</text:p>
          </table:table-cell>
          <table:table-cell table:formula="of:=CONCATENATE(&quot;Res:=eep_n_w(&quot;;[.I164];&quot;,REAL_INT(&quot;;[.A164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165];&quot;:=INT_REAL(eep_n_r(&quot;;[.I165];&quot;));&quot;)" office:value-type="string" office:string-value="K2_10:=INT_REAL(eep_n_r(84));">
            <text:p>K2_10:=INT_REAL(eep_n_r(84));</text:p>
          </table:table-cell>
          <table:table-cell table:formula="of:=CONCATENATE(&quot;Res:=eep_n_w(&quot;;[.I165];&quot;,REAL_INT(&quot;;[.A165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166];&quot;:=INT_REAL(eep_n_r(&quot;;[.I166];&quot;));&quot;)" office:value-type="string" office:string-value="SP2_07:=INT_REAL(eep_n_r(85));">
            <text:p>SP2_07:=INT_REAL(eep_n_r(85));</text:p>
          </table:table-cell>
          <table:table-cell table:formula="of:=CONCATENATE(&quot;Res:=eep_n_w(&quot;;[.I166];&quot;,REAL_INT(&quot;;[.A166];&quot;));&quot;)" office:value-type="string" office:string-value="Res:=eep_n_w(85,REAL_INT(SP2_07));">
            <text:p>Res:=eep_n_w(85,REAL_INT(SP2_07));</text:p>
          </table:table-cell>
          <table:table-cell/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167];&quot;:=INT_REAL(eep_n_r(&quot;;[.I167];&quot;));&quot;)" office:value-type="string" office:string-value="SP2_08:=INT_REAL(eep_n_r(86));">
            <text:p>SP2_08:=INT_REAL(eep_n_r(86));</text:p>
          </table:table-cell>
          <table:table-cell table:formula="of:=CONCATENATE(&quot;Res:=eep_n_w(&quot;;[.I167];&quot;,REAL_INT(&quot;;[.A167];&quot;));&quot;)" office:value-type="string" office:string-value="Res:=eep_n_w(86,REAL_INT(SP2_08));">
            <text:p>Res:=eep_n_w(86,REAL_INT(SP2_08));</text:p>
          </table:table-cell>
          <table:table-cell/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168];&quot;:=INT_REAL(eep_n_r(&quot;;[.I168];&quot;));&quot;)" office:value-type="string" office:string-value="SP2_09:=INT_REAL(eep_n_r(87));">
            <text:p>SP2_09:=INT_REAL(eep_n_r(87));</text:p>
          </table:table-cell>
          <table:table-cell table:formula="of:=CONCATENATE(&quot;Res:=eep_n_w(&quot;;[.I168];&quot;,REAL_INT(&quot;;[.A168];&quot;));&quot;)" office:value-type="string" office:string-value="Res:=eep_n_w(87,REAL_INT(SP2_09));">
            <text:p>Res:=eep_n_w(87,REAL_INT(SP2_09));</text:p>
          </table:table-cell>
          <table:table-cell/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169];&quot;:=INT_REAL(eep_n_r(&quot;;[.I169];&quot;));&quot;)" office:value-type="string" office:string-value="SP2_10:=INT_REAL(eep_n_r(88));">
            <text:p>SP2_10:=INT_REAL(eep_n_r(88));</text:p>
          </table:table-cell>
          <table:table-cell table:formula="of:=CONCATENATE(&quot;Res:=eep_n_w(&quot;;[.I169];&quot;,REAL_INT(&quot;;[.A169];&quot;));&quot;)" office:value-type="string" office:string-value="Res:=eep_n_w(88,REAL_INT(SP2_10));">
            <text:p>Res:=eep_n_w(88,REAL_INT(SP2_10));</text:p>
          </table:table-cell>
          <table:table-cell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170];&quot;:=INT_REAL(eep_n_r(&quot;;[.I170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I170];&quot;,REAL_INT(&quot;;[.A170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171];&quot;:=INT_REAL(eep_n_r(&quot;;[.I171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I171];&quot;,REAL_INT(&quot;;[.A171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172];&quot;:=INT_REAL(eep_n_r(&quot;;[.I172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I172];&quot;,REAL_INT(&quot;;[.A172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173];&quot;:=INT_REAL(eep_n_r(&quot;;[.I173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I173];&quot;,REAL_INT(&quot;;[.A173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174];&quot;:=INT_REAL(eep_n_r(&quot;;[.I174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I174];&quot;,REAL_INT(&quot;;[.A174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175];&quot;:=INT_REAL(eep_n_r(&quot;;[.I175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I175];&quot;,REAL_INT(&quot;;[.A175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176];&quot;:=INT_REAL(eep_n_r(&quot;;[.I176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I176];&quot;,REAL_INT(&quot;;[.A176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177];&quot;:=INT_REAL(eep_n_r(&quot;;[.I177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I177];&quot;,REAL_INT(&quot;;[.A177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178];&quot;:=INT_REAL(eep_n_r(&quot;;[.I178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I178];&quot;,REAL_INT(&quot;;[.A178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179];&quot;:=INT_REAL(eep_n_r(&quot;;[.I179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I179];&quot;,REAL_INT(&quot;;[.A179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180];&quot;:=INT_REAL(eep_n_r(&quot;;[.I180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I180];&quot;,REAL_INT(&quot;;[.A180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181];&quot;:=INT_REAL(eep_n_r(&quot;;[.I181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I181];&quot;,REAL_INT(&quot;;[.A181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182];&quot;:=INT_REAL(eep_n_r(&quot;;[.I182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I182];&quot;,REAL_INT(&quot;;[.A182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183];&quot;:=INT_REAL(eep_n_r(&quot;;[.I183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I183];&quot;,REAL_INT(&quot;;[.A183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184];&quot;:=INT_REAL(eep_n_r(&quot;;[.I184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I184];&quot;,REAL_INT(&quot;;[.A184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185];&quot;:=INT_REAL(eep_n_r(&quot;;[.I185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I185];&quot;,REAL_INT(&quot;;[.A185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186];&quot;:=INT_REAL(eep_n_r(&quot;;[.I186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I186];&quot;,REAL_INT(&quot;;[.A186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187];&quot;:=INT_REAL(eep_n_r(&quot;;[.I187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I187];&quot;,REAL_INT(&quot;;[.A187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188];&quot;:=INT_REAL(eep_n_r(&quot;;[.I188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I188];&quot;,REAL_INT(&quot;;[.A188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189];&quot;:=INT_REAL(eep_n_r(&quot;;[.I189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I189];&quot;,REAL_INT(&quot;;[.A189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90];&quot;:=eep_b_r(&quot;;[.I190];&quot;);&quot;)" office:value-type="string" office:string-value="Rev_01:=eep_b_r(20);">
            <text:p>Rev_01:=eep_b_r(20);</text:p>
          </table:table-cell>
          <table:table-cell table:formula="of:=CONCATENATE(&quot;Res:=eep_b_w(&quot;;[.I190];&quot;,&quot;;[.A190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91];&quot;:=eep_b_r(&quot;;[.I191];&quot;);&quot;)" office:value-type="string" office:string-value="Rev_02:=eep_b_r(21);">
            <text:p>Rev_02:=eep_b_r(21);</text:p>
          </table:table-cell>
          <table:table-cell table:formula="of:=CONCATENATE(&quot;Res:=eep_b_w(&quot;;[.I191];&quot;,&quot;;[.A191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192];&quot;:=eep_b_r(&quot;;[.I192];&quot;);&quot;)" office:value-type="string" office:string-value="Rev_03:=eep_b_r(22);">
            <text:p>Rev_03:=eep_b_r(22);</text:p>
          </table:table-cell>
          <table:table-cell table:formula="of:=CONCATENATE(&quot;Res:=eep_b_w(&quot;;[.I192];&quot;,&quot;;[.A192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193];&quot;:=eep_b_r(&quot;;[.I193];&quot;);&quot;)" office:value-type="string" office:string-value="Rev_04:=eep_b_r(23);">
            <text:p>Rev_04:=eep_b_r(23);</text:p>
          </table:table-cell>
          <table:table-cell table:formula="of:=CONCATENATE(&quot;Res:=eep_b_w(&quot;;[.I193];&quot;,&quot;;[.A193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194];&quot;:=eep_b_r(&quot;;[.I194];&quot;);&quot;)" office:value-type="string" office:string-value="Rev_05:=eep_b_r(24);">
            <text:p>Rev_05:=eep_b_r(24);</text:p>
          </table:table-cell>
          <table:table-cell table:formula="of:=CONCATENATE(&quot;Res:=eep_b_w(&quot;;[.I194];&quot;,&quot;;[.A194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195];&quot;:=eep_b_r(&quot;;[.I195];&quot;);&quot;)" office:value-type="string" office:string-value="Rev_06:=eep_b_r(25);">
            <text:p>Rev_06:=eep_b_r(25);</text:p>
          </table:table-cell>
          <table:table-cell table:formula="of:=CONCATENATE(&quot;Res:=eep_b_w(&quot;;[.I195];&quot;,&quot;;[.A195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196];&quot;:=eep_b_r(&quot;;[.I196];&quot;);&quot;)" office:value-type="string" office:string-value="Rev_07:=eep_b_r(26);">
            <text:p>Rev_07:=eep_b_r(26);</text:p>
          </table:table-cell>
          <table:table-cell table:formula="of:=CONCATENATE(&quot;Res:=eep_b_w(&quot;;[.I196];&quot;,&quot;;[.A196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197];&quot;:=eep_b_r(&quot;;[.I197];&quot;);&quot;)" office:value-type="string" office:string-value="Rev_08:=eep_b_r(27);">
            <text:p>Rev_08:=eep_b_r(27);</text:p>
          </table:table-cell>
          <table:table-cell table:formula="of:=CONCATENATE(&quot;Res:=eep_b_w(&quot;;[.I197];&quot;,&quot;;[.A197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198];&quot;:=eep_b_r(&quot;;[.I198];&quot;);&quot;)" office:value-type="string" office:string-value="Rev_09:=eep_b_r(28);">
            <text:p>Rev_09:=eep_b_r(28);</text:p>
          </table:table-cell>
          <table:table-cell table:formula="of:=CONCATENATE(&quot;Res:=eep_b_w(&quot;;[.I198];&quot;,&quot;;[.A198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199];&quot;:=eep_b_r(&quot;;[.I199];&quot;);&quot;)" office:value-type="string" office:string-value="Rev_10:=eep_b_r(29);">
            <text:p>Rev_10:=eep_b_r(29);</text:p>
          </table:table-cell>
          <table:table-cell table:formula="of:=CONCATENATE(&quot;Res:=eep_b_w(&quot;;[.I199];&quot;,&quot;;[.A199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="false"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ифузійного соку</text:p>
          </table:table-cell>
          <table:table-cell office:value-type="string">
            <text:p>%ID0.1</text:p>
          </table:table-cell>
          <table:table-cell table:number-columns-repeated="4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 table:number-columns-repeated="4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 table:number-columns-repeated="4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 table:number-columns-repeated="4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 table:number-columns-repeated="4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 table:number-columns-repeated="4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фільтрованого соку 1 сат після підігрівача</text:p>
          </table:table-cell>
          <table:table-cell office:value-type="string">
            <text:p>%ID0.7</text:p>
          </table:table-cell>
          <table:table-cell table:number-columns-repeated="4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успензії 2 сат</text:p>
          </table:table-cell>
          <table:table-cell office:value-type="string">
            <text:p>%ID1.1</text:p>
          </table:table-cell>
          <table:table-cell table:number-columns-repeated="4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 table:number-columns-repeated="4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Продувок</text:p>
          </table:table-cell>
          <table:table-cell office:value-type="string">
            <text:p>%ID1.3</text:p>
          </table:table-cell>
          <table:table-cell table:number-columns-repeated="4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 table:number-columns-repeated="4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 table:number-columns-repeated="4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 table:number-columns-repeated="4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 table:number-columns-repeated="4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 table:number-columns-repeated="4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 table:number-columns-repeated="4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 table:number-columns-repeated="4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у 1 сатурації</text:p>
          </table:table-cell>
          <table:table-cell office:value-type="string">
            <text:p>%ID1.11</text:p>
          </table:table-cell>
          <table:table-cell table:number-columns-repeated="4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у 2 сатурації</text:p>
          </table:table-cell>
          <table:table-cell office:value-type="string">
            <text:p>%ID1.12</text:p>
          </table:table-cell>
          <table:table-cell table:number-columns-repeated="4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%СО2 в сат. Газі</text:p>
          </table:table-cell>
          <table:table-cell office:value-type="string">
            <text:p>%ID1.13</text:p>
          </table:table-cell>
          <table:table-cell table:number-columns-repeated="4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ірнику нефільтрованого соку 1-ї сат.</text:p>
          </table:table-cell>
          <table:table-cell office:value-type="string">
            <text:p>%ID1.14</text:p>
          </table:table-cell>
          <table:table-cell table:number-columns-repeated="4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емпература дефекованого соку після щвидкісн. Підігр.</text:p>
          </table:table-cell>
          <table:table-cell office:value-type="string">
            <text:p>%QD4.1</text:p>
          </table:table-cell>
          <table:table-cell table:number-columns-repeated="4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 table:number-columns-repeated="4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 table:number-columns-repeated="4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успензії 2 сат</text:p>
          </table:table-cell>
          <table:table-cell office:value-type="string">
            <text:p>%QD4.4</text:p>
          </table:table-cell>
          <table:table-cell table:number-columns-repeated="4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иск сатураційного газу</text:p>
          </table:table-cell>
          <table:table-cell office:value-type="string">
            <text:p>%QD5.1</text:p>
          </table:table-cell>
          <table:table-cell table:number-columns-repeated="4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рН соку 1 сатурації</text:p>
          </table:table-cell>
          <table:table-cell office:value-type="string">
            <text:p>%QD5.2</text:p>
          </table:table-cell>
          <table:table-cell table:number-columns-repeated="4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рН соку 1 сатурації</text:p>
          </table:table-cell>
          <table:table-cell office:value-type="string">
            <text:p>%QD5.3</text:p>
          </table:table-cell>
          <table:table-cell table:number-columns-repeated="4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</text:p>
          </table:table-cell>
          <table:table-cell table:number-columns-repeated="4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2</text:p>
          </table:table-cell>
          <table:table-cell table:number-columns-repeated="4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3</text:p>
          </table:table-cell>
          <table:table-cell table:number-columns-repeated="4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4</text:p>
          </table:table-cell>
          <table:table-cell table:number-columns-repeated="4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5</text:p>
          </table:table-cell>
          <table:table-cell table:number-columns-repeated="4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6</text:p>
          </table:table-cell>
          <table:table-cell table:number-columns-repeated="4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7</text:p>
          </table:table-cell>
          <table:table-cell table:number-columns-repeated="4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8</text:p>
          </table:table-cell>
          <table:table-cell table:number-columns-repeated="4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9</text:p>
          </table:table-cell>
          <table:table-cell table:number-columns-repeated="4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0</text:p>
          </table:table-cell>
          <table:table-cell table:number-columns-repeated="4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1</text:p>
          </table:table-cell>
          <table:table-cell table:number-columns-repeated="4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2</text:p>
          </table:table-cell>
          <table:table-cell table:number-columns-repeated="4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3</text:p>
          </table:table-cell>
          <table:table-cell table:number-columns-repeated="4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4</text:p>
          </table:table-cell>
          <table:table-cell table:number-columns-repeated="4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5</text:p>
          </table:table-cell>
          <table:table-cell table:number-columns-repeated="4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1</text:p>
          </table:table-cell>
          <table:table-cell table:number-columns-repeated="4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1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2</text:p>
          </table:table-cell>
          <table:table-cell table:number-columns-repeated="4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3</text:p>
          </table:table-cell>
          <table:table-cell table:number-columns-repeated="4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4</text:p>
          </table:table-cell>
          <table:table-cell table:number-columns-repeated="4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5</text:p>
          </table:table-cell>
          <table:table-cell table:number-columns-repeated="4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6</text:p>
          </table:table-cell>
          <table:table-cell table:number-columns-repeated="4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QX3.7</text:p>
          </table:table-cell>
          <table:table-cell table:number-columns-repeated="4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1">31/07/2010</text:date>, <text:time>10:30:37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7-31T10:30:37</dc:date>
    <meta:editing-duration>PT06H29M15S</meta:editing-duration>
    <meta:editing-cycles>13</meta:editing-cycles>
    <meta:generator>OpenOffice.org/3.2$Linux OpenOffice.org_project/320m19$Build-9505</meta:generator>
    <meta:document-statistic meta:table-count="3" meta:cell-count="3301" meta:object-count="0"/>
  </office:meta>
</office:document-meta>
</file>